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25-09-04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25-06-25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25-03-2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25-01-10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24-08-16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24-06-20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24-04-05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23-12-19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23-11-03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23-06-29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23-03-28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22-12-14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22-06-21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22-01-21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21-07-01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21-04-14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6436" calcext:value-type="float">
            <text:p>21.77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8788" calcext:value-type="float">
            <text:p>23.06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429119325401</text:p>
          </table:table-cell>
          <table:table-cell office:value-type="string" calcext:value-type="string">
            <text:p>195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48" meta:object-count="0"/>
    <meta:user-defined meta:name="AppVersion">3.0</meta:user-defined>
  </office:meta>
</office:document-meta>
</file>